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0066cc" draw:textarea-horizontal-align="center" draw:textarea-vertical-align="middl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连接线">
      <style:graphic-properties draw:textarea-horizontal-align="center" draw:textarea-vertical-align="middle"/>
    </style:style>
    <style:style style:name="gr5" style:family="graphic" style:parent-style-name="standard">
      <style:graphic-properties draw:fill="solid" draw:fill-color="#e6e6ff" draw:textarea-horizontal-align="justify" draw:textarea-vertical-align="middle" draw:auto-grow-height="false" fo:min-height="0cm" fo:min-width="0cm" fo:wrap-option="no-wrap"/>
    </style:style>
    <style:style style:name="P1" style:family="paragraph">
      <style:paragraph-properties fo:text-align="center"/>
      <style:text-properties fo:color="#ffffff"/>
    </style:style>
    <style:style style:name="P2" style:family="paragraph">
      <style:paragraph-properties fo:text-align="center"/>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rect draw:style-name="gr1" draw:text-style-name="P1" draw:layer="layout" svg:width="3cm" svg:height="1.5cm" svg:x="18.5cm" svg:y="9cm">
          <text:p text:style-name="P1"><text:span text:style-name="T1">Sliverlight</text:span></text:p>
          <text:p text:style-name="P1"><text:span text:style-name="T1">客户端</text:span></text:p>
        </draw:rect>
        <draw:custom-shape draw:style-name="gr2" draw:text-style-name="P2" draw:id="id1" draw:layer="layout" svg:width="2cm" svg:height="2.5cm" svg:x="2cm" svg:y="11cm">
          <text:p text:style-name="P2">数据库</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应用服务器子系统" draw:id="id2" draw:layer="layout" svg:width="3cm" svg:height="1.5cm" svg:x="1.5cm" svg:y="7.5cm">
          <text:p>对象—关系</text:p>
          <text:p>映射</text:p>
        </draw:rect>
        <draw:rect draw:style-name="应用服务器子系统" draw:id="id4" draw:layer="layout" svg:width="3cm" svg:height="1cm" svg:x="10cm" svg:y="7.5cm">
          <text:p>模块管理</text:p>
        </draw:rect>
        <draw:rect draw:style-name="应用服务器子系统" draw:id="id5" draw:layer="layout" svg:width="3cm" svg:height="1cm" svg:x="6cm" svg:y="12cm">
          <text:p>报表引擎</text:p>
        </draw:rect>
        <draw:custom-shape draw:style-name="gr3" draw:text-style-name="P2" draw:layer="layout" svg:width="0.5cm" svg:height="7cm" svg:x="13cm" svg:y="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应用服务器子系统" draw:id="id3" draw:layer="layout" svg:width="3cm" svg:height="1cm" svg:x="6cm" svg:y="9cm">
          <text:p>工作流</text:p>
        </draw:rect>
        <draw:connector draw:style-name="gr4" draw:text-style-name="P2" draw:layer="layout" draw:type="line" svg:x1="3cm" svg:y1="11cm" svg:x2="3cm" svg:y2="9cm" draw:start-shape="id1" draw:start-glue-point="5" draw:end-shape="id2" draw:end-glue-point="2" svg:d="m3000 11000v-2000">
          <text:p/>
        </draw:connector>
        <draw:connector draw:style-name="gr4" draw:text-style-name="P2" draw:layer="layout" draw:type="line" svg:x1="9cm" svg:y1="9.5cm" svg:x2="10cm" svg:y2="8cm" draw:start-shape="id3" draw:end-shape="id4" draw:end-glue-point="3" svg:d="m9000 9500 1000-1500">
          <text:p/>
        </draw:connector>
        <draw:connector draw:style-name="gr4" draw:text-style-name="P2" draw:layer="layout" draw:type="line" svg:x1="9cm" svg:y1="12.5cm" svg:x2="11.5cm" svg:y2="8.5cm" draw:start-shape="id5" draw:start-glue-point="1" draw:end-shape="id4" draw:end-glue-point="2" svg:d="m9000 12500 2500-4000">
          <text:p/>
        </draw:connector>
        <draw:rect draw:style-name="应用服务器子系统" draw:id="id7" draw:layer="layout" svg:width="3cm" svg:height="1cm" svg:x="6cm" svg:y="7.5cm">
          <text:p>向导</text:p>
        </draw:rect>
        <draw:rect draw:style-name="应用服务器子系统" draw:id="id6" draw:layer="layout" svg:width="3cm" svg:height="1cm" svg:x="6cm" svg:y="10.5cm">
          <text:p>定时任务</text:p>
        </draw:rect>
        <draw:connector draw:style-name="gr4" draw:text-style-name="P2" draw:layer="layout" draw:type="line" svg:x1="6cm" svg:y1="11cm" svg:x2="4.5cm" svg:y2="8.25cm" draw:start-shape="id6" draw:start-glue-point="3" draw:end-shape="id2" svg:d="m6000 11000-1500-2750">
          <text:p/>
        </draw:connector>
        <draw:connector draw:style-name="gr4" draw:text-style-name="P2" draw:layer="layout" draw:type="line" svg:x1="6cm" svg:y1="12.5cm" svg:x2="4.5cm" svg:y2="8.25cm" draw:start-shape="id5" draw:start-glue-point="3" draw:end-shape="id2" svg:d="m6000 12500-1500-4250">
          <text:p/>
        </draw:connector>
        <draw:connector draw:style-name="gr4" draw:text-style-name="P2" draw:layer="layout" draw:type="line" svg:x1="4.5cm" svg:y1="8.25cm" svg:x2="6cm" svg:y2="9.5cm" draw:start-shape="id2" draw:end-shape="id3" svg:d="m4500 8250 1500 1250">
          <text:p/>
        </draw:connector>
        <draw:connector draw:style-name="gr4" draw:text-style-name="P2" draw:layer="layout" draw:type="line" svg:x1="4.5cm" svg:y1="8.25cm" svg:x2="6cm" svg:y2="8cm" draw:start-shape="id2" draw:end-shape="id7" svg:d="m4500 8250 1500-250">
          <text:p/>
        </draw:connector>
        <draw:connector draw:style-name="gr4" draw:text-style-name="P2" draw:layer="layout" draw:type="line" svg:x1="4cm" svg:y1="12.25cm" svg:x2="6cm" svg:y2="12.5cm" draw:start-shape="id1" draw:end-shape="id5" svg:d="m4000 12250 2000 250">
          <text:p/>
        </draw:connector>
        <draw:connector draw:style-name="gr4" draw:text-style-name="P2" draw:layer="layout" draw:type="line" svg:x1="9cm" svg:y1="11cm" svg:x2="11.5cm" svg:y2="8.5cm" draw:start-shape="id6" draw:end-shape="id4" draw:end-glue-point="2" svg:d="m9000 11000 2500-2500">
          <text:p/>
        </draw:connector>
        <draw:connector draw:style-name="gr4" draw:text-style-name="P2" draw:layer="layout" draw:type="line" svg:x1="9cm" svg:y1="8cm" svg:x2="10cm" svg:y2="8cm" draw:start-shape="id7" draw:start-glue-point="1" draw:end-shape="id4" svg:d="m9000 8000h1000">
          <text:p/>
        </draw:connector>
        <draw:custom-shape draw:style-name="gr5" draw:text-style-name="P2" draw:layer="layout" svg:width="4cm" svg:height="1.5cm" svg:x="14cm" svg:y="9cm">
          <text:p text:style-name="P2">HTTP</text:p>
          <text:p text:style-name="P2">JSON-RP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99ccff" draw:fill-gradient-name="Gradient_20_7"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微软雅黑" style:font-style-name-asian="标准" style:font-family-generic-asian="swiss" style:font-pitch-asian="variable" style:font-size-asian="12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连接线" style:family="graphic" style:parent-style-name="standard">
      <style:graphic-properties svg:stroke-color="#333333"/>
    </style:style>
    <style:style style:name="应用服务器子系统" style:family="graphic" style:parent-style-name="standard">
      <style:graphic-properties draw:fill="solid" draw:fill-color="#ccffff" draw:fill-image-width="0cm" draw:fill-image-height="0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8-05T10:24:25.15</meta:creation-date>
    <dc:date>2011-08-05T11:08:05.48</dc:date>
    <meta:editing-duration>PT00H13M08S</meta:editing-duration>
    <meta:editing-cycles>3</meta:editing-cycles>
    <meta:generator>OpenOffice.org/3.2$Win32 OpenOffice.org_project/320m12$Build-9483</meta:generator>
    <meta:document-statistic meta:object-count="20"/>
  </office:meta>
</office:document-meta>
</file>